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" manifest:media-type="application/vnd.sun.star.oleobjec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6.74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17.59mm"/>
    </style:style>
    <style:style style:name="co7" style:family="table-column">
      <style:table-column-properties fo:break-before="auto" style:column-width="16.53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0.44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8.59mm"/>
    </style:style>
    <style:style style:name="co13" style:family="table-column">
      <style:table-column-properties fo:break-before="auto" style:column-width="12.29mm"/>
    </style:style>
    <style:style style:name="co14" style:family="table-column">
      <style:table-column-properties fo:break-before="auto" style:column-width="24.99mm"/>
    </style:style>
    <style:style style:name="co15" style:family="table-column">
      <style:table-column-properties fo:break-before="auto" style:column-width="11.5mm"/>
    </style:style>
    <style:style style:name="co16" style:family="table-column">
      <style:table-column-properties fo:break-before="auto" style:column-width="19.97mm"/>
    </style:style>
    <style:style style:name="co17" style:family="table-column">
      <style:table-column-properties fo:break-before="auto" style:column-width="29.76mm"/>
    </style:style>
    <style:style style:name="co18" style:family="table-column">
      <style:table-column-properties fo:break-before="auto" style:column-width="17.06mm"/>
    </style:style>
    <style:style style:name="co19" style:family="table-column">
      <style:table-column-properties fo:break-before="auto" style:column-width="22.35mm"/>
    </style:style>
    <style:style style:name="co20" style:family="table-column">
      <style:table-column-properties fo:break-before="auto" style:column-width="22.61mm"/>
    </style:style>
    <style:style style:name="co21" style:family="table-column">
      <style:table-column-properties fo:break-before="auto" style:column-width="18.12mm"/>
    </style:style>
    <style:style style:name="co22" style:family="table-column">
      <style:table-column-properties fo:break-before="auto" style:column-width="17.85mm"/>
    </style:style>
    <style:style style:name="co23" style:family="table-column">
      <style:table-column-properties fo:break-before="auto" style:column-width="16.79mm"/>
    </style:style>
    <style:style style:name="co24" style:family="table-column">
      <style:table-column-properties fo:break-before="auto" style:column-width="52.25mm"/>
    </style:style>
    <style:style style:name="co25" style:family="table-column">
      <style:table-column-properties fo:break-before="auto" style:column-width="44.04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port_2" table:style-name="ta1">
        <table:table-source xlink:type="simple" xlink:href="../report.csv" table:table-name="report" table:filter-name="Text - txt - csv (StarCalc)" table:filter-options="9/59/44,34,76,1,,0,false,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Herbi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Frug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Carni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Terra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0.5Fruit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andGenome:</text:p>
          </table:table-cell>
          <table:table-cell office:value-type="float" office:value="-1757" calcext:value-type="float">
            <text:p>-1757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43885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121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995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 by Natural Cause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a Hazard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0.5Fruit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andGenome:</text:p>
          </table:table-cell>
          <table:table-cell office:value-type="float" office:value="-4281" calcext:value-type="float">
            <text:p>-428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55857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9635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7402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66137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Suffocation .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led by Temp Discomfort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0.5Fruit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RandGenome: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745618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782625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3996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24454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Temp Discomfor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0.75Plant: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0.5Fruit: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RandGenome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00437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998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3896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66931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Hazard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0.5Fruit: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RandGenome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9799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15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85924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1081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Suffocation .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Carn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5Fruit: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andGenome:</text:p>
          </table:table-cell>
          <table:table-cell office:value-type="float" office:value="-5239" calcext:value-type="float">
            <text:p>-523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2955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89971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9003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9060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Aqua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5Fruit: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RandGenome:</text:p>
          </table:table-cell>
          <table:table-cell office:value-type="float" office:value="-5151" calcext:value-type="float">
            <text:p>-515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82125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89971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42494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8920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Aqua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0.75Plant: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5Fruit: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ndGenome: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31647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06024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6469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lled by Suffocation .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0.5Fruit: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RandGenome: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23366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7639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65318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Hazard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Unit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0.5Fruit: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RandGenome:</text:p>
          </table:table-cell>
          <table:table-cell office:value-type="float" office:value="-1417" calcext:value-type="float">
            <text:p>-1417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58394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2943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847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29196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0.5Fruit: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RandGenome:</text:p>
          </table:table-cell>
          <table:table-cell office:value-type="float" office:value="-3091" calcext:value-type="float">
            <text:p>-309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3128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10055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25800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7680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Hazard: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0.75Plant: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0.5Fruit: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RandGenome:</text:p>
          </table:table-cell>
          <table:table-cell office:value-type="float" office:value="-374" calcext:value-type="float">
            <text:p>-37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3128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2919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98516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3956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0.5Fruit: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RandGenome: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295948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1768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68475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42128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Suffocation .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0.75Plant: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0.5Fruit: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RandGenome: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279265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718773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89242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2856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rug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0.5Fruit: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RandGenome: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5932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68309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6143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2754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Suffocation .: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Frug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Carn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0.75Plant: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0.5Fruit: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RandGenome: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2155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373755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8480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23456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lled by Suffocation .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0.5Fruit: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RandGenome:</text:p>
          </table:table-cell>
          <table:table-cell office:value-type="float" office:value="-4892" calcext:value-type="float">
            <text:p>-489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734187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8128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990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#0.5Fruit: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RandGenome:</text:p>
          </table:table-cell>
          <table:table-cell office:value-type="float" office:value="-2123" calcext:value-type="float">
            <text:p>-212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1923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19909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2047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50913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Temp Discomfort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Frug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0.75Plant: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0.5Fruit: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RandGenome: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252157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0282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7926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2880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Suffocation .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0.5Fruit: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RandGenome: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8217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785494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0139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5163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Carn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Terra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0.75Plant: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0.5Fruit: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RandGenome:</text:p>
          </table:table-cell>
          <table:table-cell office:value-type="float" office:value="-1848" calcext:value-type="float">
            <text:p>-184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42342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998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4105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8810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Temp Discomfor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#0.5Fruit: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RandGenome: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65176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9766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37578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989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Temp Discomfor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Collisio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#0.5Fruit: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RandGenome:</text:p>
          </table:table-cell>
          <table:table-cell office:value-type="float" office:value="-5043" calcext:value-type="float">
            <text:p>-504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4071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36149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60885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195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Suffocation .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Aqua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0.75Plant: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#0.5Fruit: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RandGenome:</text:p>
          </table:table-cell>
          <table:table-cell office:value-type="float" office:value="-1019" calcext:value-type="float">
            <text:p>-101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6659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999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60788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72857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a Hazard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Collision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#0.5Fruit: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RandGenome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49544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89190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2767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66103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lled by Suffocation .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0.5Fruit: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RandGenome:</text:p>
          </table:table-cell>
          <table:table-cell office:value-type="float" office:value="-3992" calcext:value-type="float">
            <text:p>-399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6013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5451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Temp Discomfort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Terra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Aqua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0.75Plant: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#0.5Fruit: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RandGenome: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267798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19792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42077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29565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Murd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0.5Fruit:</text:p>
          </table:table-cell>
          <table:table-cell office:value-type="float" office:value="4752" calcext:value-type="float">
            <text:p>4752</text:p>
          </table:table-cell>
          <table:table-cell office:value-type="string" calcext:value-type="string">
            <text:p>RandGenome:</text:p>
          </table:table-cell>
          <table:table-cell office:value-type="float" office:value="-4032" calcext:value-type="float">
            <text:p>-403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33855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17382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26775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11347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Terra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Aqua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0.75Plant: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0.5Fruit: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RandGenome: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29024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2635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23282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62553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Terra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Aqua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0.75Plant: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0.5Fruit: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RandGenome:</text:p>
          </table:table-cell>
          <table:table-cell office:value-type="float" office:value="5755" calcext:value-type="float">
            <text:p>5755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74379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943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17873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33892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0.75Plant: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0.5Fruit:</text:p>
          </table:table-cell>
          <table:table-cell office:value-type="float" office:value="5253" calcext:value-type="float">
            <text:p>5253</text:p>
          </table:table-cell>
          <table:table-cell office:value-type="string" calcext:value-type="string">
            <text:p>RandGenome:</text:p>
          </table:table-cell>
          <table:table-cell office:value-type="float" office:value="4827" calcext:value-type="float">
            <text:p>4827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283548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67825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61349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#0.5Fruit: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RandGenome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77275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78349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453866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47833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0.5Fruit: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RandGenome: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4142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65746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3040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6499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Suffocation .: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0.75Plant: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0.5Fruit: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RandGenome: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6947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395163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74962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0.5Fruit: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RandGenome:</text:p>
          </table:table-cell>
          <table:table-cell office:value-type="float" office:value="-4882" calcext:value-type="float">
            <text:p>-488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99854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6191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23937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a Hazard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0.75Plant: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#0.5Fruit: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RandGenome:</text:p>
          </table:table-cell>
          <table:table-cell office:value-type="float" office:value="-5379" calcext:value-type="float">
            <text:p>-537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9568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356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27258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#0.5Fruit: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RandGenome: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4062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0039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57457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27614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Suffocation .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#0.5Fruit: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RandGenome:</text:p>
          </table:table-cell>
          <table:table-cell office:value-type="float" office:value="-915" calcext:value-type="float">
            <text:p>-915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2243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385563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8613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50060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#0.5Fruit: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RandGenome: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8421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7993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663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564857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a Hazard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Terra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Aqua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0.75Plant: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#0.5Fruit: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RandGenome:</text:p>
          </table:table-cell>
          <table:table-cell office:value-type="float" office:value="-3162" calcext:value-type="float">
            <text:p>-316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2732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418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83887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45639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Suffocation .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0.75Plant: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#0.5Fruit:</text:p>
          </table:table-cell>
          <table:table-cell office:value-type="float" office:value="6644" calcext:value-type="float">
            <text:p>6644</text:p>
          </table:table-cell>
          <table:table-cell office:value-type="string" calcext:value-type="string">
            <text:p>RandGenome:</text:p>
          </table:table-cell>
          <table:table-cell office:value-type="float" office:value="-1406" calcext:value-type="float">
            <text:p>-1406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9015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3451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39696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831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a Murd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 by Suffocation .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Aqua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0.75Plant: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#0.5Fruit:</text:p>
          </table:table-cell>
          <table:table-cell office:value-type="float" office:value="6754" calcext:value-type="float">
            <text:p>6754</text:p>
          </table:table-cell>
          <table:table-cell office:value-type="string" calcext:value-type="string">
            <text:p>RandGenome: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1573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1129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0.75Plant: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#0.5Fruit:</text:p>
          </table:table-cell>
          <table:table-cell office:value-type="float" office:value="6880" calcext:value-type="float">
            <text:p>6880</text:p>
          </table:table-cell>
          <table:table-cell office:value-type="string" calcext:value-type="string">
            <text:p>RandGenome: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53926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49177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28925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#0.5Fruit: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RandGenome: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3866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7969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839846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368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Suffocation .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0.75Plant: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#0.5Fruit: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RandGenome:</text:p>
          </table:table-cell>
          <table:table-cell office:value-type="float" office:value="-1389" calcext:value-type="float">
            <text:p>-138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57603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4358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1086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31118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a Hazard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#0.5Fruit: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RandGenome: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4757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427845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1966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30731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Aqua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#0.5Fruit:</text:p>
          </table:table-cell>
          <table:table-cell office:value-type="float" office:value="7268" calcext:value-type="float">
            <text:p>7268</text:p>
          </table:table-cell>
          <table:table-cell office:value-type="string" calcext:value-type="string">
            <text:p>RandGenome:</text:p>
          </table:table-cell>
          <table:table-cell office:value-type="float" office:value="-5020" calcext:value-type="float">
            <text:p>-5020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0004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0150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71216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0656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#0.5Fruit: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RandGenome:</text:p>
          </table:table-cell>
          <table:table-cell office:value-type="float" office:value="-1368" calcext:value-type="float">
            <text:p>-136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4674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867595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31760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6847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#0.5Fruit:</text:p>
          </table:table-cell>
          <table:table-cell office:value-type="float" office:value="7437" calcext:value-type="float">
            <text:p>7437</text:p>
          </table:table-cell>
          <table:table-cell office:value-type="string" calcext:value-type="string">
            <text:p>RandGenome:</text:p>
          </table:table-cell>
          <table:table-cell office:value-type="float" office:value="-1840" calcext:value-type="float">
            <text:p>-1840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3463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4094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2499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972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Terra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#0.5Fruit:</text:p>
          </table:table-cell>
          <table:table-cell office:value-type="float" office:value="7518" calcext:value-type="float">
            <text:p>7518</text:p>
          </table:table-cell>
          <table:table-cell office:value-type="string" calcext:value-type="string">
            <text:p>RandGenome:</text:p>
          </table:table-cell>
          <table:table-cell office:value-type="float" office:value="-4690" calcext:value-type="float">
            <text:p>-4690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9063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814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#0.5Fruit: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RandGenome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09382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590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76558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4779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Temp Discomfor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Herb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#0.5Fruit:</text:p>
          </table:table-cell>
          <table:table-cell office:value-type="float" office:value="7687" calcext:value-type="float">
            <text:p>7687</text:p>
          </table:table-cell>
          <table:table-cell office:value-type="string" calcext:value-type="string">
            <text:p>RandGenome: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35752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337977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48183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63652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Temp Discomfor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0.75Plant: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#0.5Fruit:</text:p>
          </table:table-cell>
          <table:table-cell office:value-type="float" office:value="7776" calcext:value-type="float">
            <text:p>7776</text:p>
          </table:table-cell>
          <table:table-cell office:value-type="string" calcext:value-type="string">
            <text:p>RandGenome:</text:p>
          </table:table-cell>
          <table:table-cell office:value-type="float" office:value="-5403" calcext:value-type="float">
            <text:p>-540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24118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44706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654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996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#0.5Fruit: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RandGenome:</text:p>
          </table:table-cell>
          <table:table-cell office:value-type="float" office:value="-1566" calcext:value-type="float">
            <text:p>-1566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16594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2506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904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 by a Collision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Frug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Carn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Terra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#0.5Mea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.5Hazard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#0.5Fruit:</text:p>
          </table:table-cell>
          <table:table-cell office:value-type="float" office:value="7931" calcext:value-type="float">
            <text:p>7931</text:p>
          </table:table-cell>
          <table:table-cell office:value-type="string" calcext:value-type="string">
            <text:p>RandGenome:</text:p>
          </table:table-cell>
          <table:table-cell office:value-type="float" office:value="-4791" calcext:value-type="float">
            <text:p>-479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4160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14728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3265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8855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Suffocation .: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0.75Plant: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#0.5Fruit: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RandGenome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73722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88098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75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71237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Frug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Carni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0.75Plant: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#0.5Fruit:</text:p>
          </table:table-cell>
          <table:table-cell office:value-type="float" office:value="8062" calcext:value-type="float">
            <text:p>8062</text:p>
          </table:table-cell>
          <table:table-cell office:value-type="string" calcext:value-type="string">
            <text:p>RandGenome: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39068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997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20656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8296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Suffocation .: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Herb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#0.5Fruit:</text:p>
          </table:table-cell>
          <table:table-cell office:value-type="float" office:value="8138" calcext:value-type="float">
            <text:p>8138</text:p>
          </table:table-cell>
          <table:table-cell office:value-type="string" calcext:value-type="string">
            <text:p>RandGenome:</text:p>
          </table:table-cell>
          <table:table-cell office:value-type="float" office:value="-711" calcext:value-type="float">
            <text:p>-71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01312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475749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37043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33403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0.75Plant: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#0.5Fruit: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RandGenome:</text:p>
          </table:table-cell>
          <table:table-cell office:value-type="float" office:value="-6000" calcext:value-type="float">
            <text:p>-6000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1969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4304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709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Suffocation .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0.75Plant: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#0.5Fruit:</text:p>
          </table:table-cell>
          <table:table-cell office:value-type="float" office:value="8270" calcext:value-type="float">
            <text:p>8270</text:p>
          </table:table-cell>
          <table:table-cell office:value-type="string" calcext:value-type="string">
            <text:p>RandGenome:</text:p>
          </table:table-cell>
          <table:table-cell office:value-type="float" office:value="-2223" calcext:value-type="float">
            <text:p>-222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1969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15489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762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2699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a Hazard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#0.5Fruit: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RandGenome:</text:p>
          </table:table-cell>
          <table:table-cell office:value-type="float" office:value="-3019" calcext:value-type="float">
            <text:p>-301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83228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39816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884467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0966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0.75Plant: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#0.5Fruit:</text:p>
          </table:table-cell>
          <table:table-cell office:value-type="float" office:value="8420" calcext:value-type="float">
            <text:p>8420</text:p>
          </table:table-cell>
          <table:table-cell office:value-type="string" calcext:value-type="string">
            <text:p>RandGenome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37513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26074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1657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15516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Aqua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#0.5Fruit:</text:p>
          </table:table-cell>
          <table:table-cell office:value-type="float" office:value="8477" calcext:value-type="float">
            <text:p>8477</text:p>
          </table:table-cell>
          <table:table-cell office:value-type="string" calcext:value-type="string">
            <text:p>RandGenome: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39592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2461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2184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Herb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Frug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0.75Plant: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#0.5Fruit:</text:p>
          </table:table-cell>
          <table:table-cell office:value-type="float" office:value="8529" calcext:value-type="float">
            <text:p>8529</text:p>
          </table:table-cell>
          <table:table-cell office:value-type="string" calcext:value-type="string">
            <text:p>RandGenome:</text:p>
          </table:table-cell>
          <table:table-cell office:value-type="float" office:value="-5112" calcext:value-type="float">
            <text:p>-511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42397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23075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13524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Hazar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0.75Plant: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#0.5Fruit:</text:p>
          </table:table-cell>
          <table:table-cell office:value-type="float" office:value="8596" calcext:value-type="float">
            <text:p>8596</text:p>
          </table:table-cell>
          <table:table-cell office:value-type="string" calcext:value-type="string">
            <text:p>RandGenome: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6513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51324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13652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Temp Discomfor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#0.5Fruit:</text:p>
          </table:table-cell>
          <table:table-cell office:value-type="float" office:value="8660" calcext:value-type="float">
            <text:p>8660</text:p>
          </table:table-cell>
          <table:table-cell office:value-type="string" calcext:value-type="string">
            <text:p>RandGenome: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0001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4056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0087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a Hazard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Aqua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#0.5Fruit:</text:p>
          </table:table-cell>
          <table:table-cell office:value-type="float" office:value="8732" calcext:value-type="float">
            <text:p>8732</text:p>
          </table:table-cell>
          <table:table-cell office:value-type="string" calcext:value-type="string">
            <text:p>RandGenome: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83197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114698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8932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42636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rug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#0.5Fruit:</text:p>
          </table:table-cell>
          <table:table-cell office:value-type="float" office:value="8798" calcext:value-type="float">
            <text:p>8798</text:p>
          </table:table-cell>
          <table:table-cell office:value-type="string" calcext:value-type="string">
            <text:p>RandGenome: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49572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8134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13792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69577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Temp Discomfor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Frug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0.75Plant: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#0.5Fruit: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RandGenome: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86156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66558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66645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5682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Temp Discomfor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#0.5Fruit:</text:p>
          </table:table-cell>
          <table:table-cell office:value-type="float" office:value="8927" calcext:value-type="float">
            <text:p>8927</text:p>
          </table:table-cell>
          <table:table-cell office:value-type="string" calcext:value-type="string">
            <text:p>RandGenome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711796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83804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48699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Temp Discomfort: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0.75Plant: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#0.5Fruit:</text:p>
          </table:table-cell>
          <table:table-cell office:value-type="float" office:value="8992" calcext:value-type="float">
            <text:p>8992</text:p>
          </table:table-cell>
          <table:table-cell office:value-type="string" calcext:value-type="string">
            <text:p>RandGenome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59363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3088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3623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Frug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#0.5Fruit:</text:p>
          </table:table-cell>
          <table:table-cell office:value-type="float" office:value="9058" calcext:value-type="float">
            <text:p>9058</text:p>
          </table:table-cell>
          <table:table-cell office:value-type="string" calcext:value-type="string">
            <text:p>RandGenome:</text:p>
          </table:table-cell>
          <table:table-cell office:value-type="float" office:value="-4255" calcext:value-type="float">
            <text:p>-4255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59363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996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5365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12361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Temp Discomfor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Herb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Frug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0.75Plant: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#0.5Fruit:</text:p>
          </table:table-cell>
          <table:table-cell office:value-type="float" office:value="9113" calcext:value-type="float">
            <text:p>9113</text:p>
          </table:table-cell>
          <table:table-cell office:value-type="string" calcext:value-type="string">
            <text:p>RandGenome:</text:p>
          </table:table-cell>
          <table:table-cell office:value-type="float" office:value="-5059" calcext:value-type="float">
            <text:p>-505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42673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524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128756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1425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Aqua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#0.5Fruit:</text:p>
          </table:table-cell>
          <table:table-cell office:value-type="float" office:value="9198" calcext:value-type="float">
            <text:p>9198</text:p>
          </table:table-cell>
          <table:table-cell office:value-type="string" calcext:value-type="string">
            <text:p>RandGenome:</text:p>
          </table:table-cell>
          <table:table-cell office:value-type="float" office:value="5816" calcext:value-type="float">
            <text:p>5816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25363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8593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20862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30141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Temp Discomfort: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#0.5Fruit:</text:p>
          </table:table-cell>
          <table:table-cell office:value-type="float" office:value="9295" calcext:value-type="float">
            <text:p>9295</text:p>
          </table:table-cell>
          <table:table-cell office:value-type="string" calcext:value-type="string">
            <text:p>RandGenome: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39062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40044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12311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14785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Frug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Aqua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#0.5Fruit:</text:p>
          </table:table-cell>
          <table:table-cell office:value-type="float" office:value="9361" calcext:value-type="float">
            <text:p>9361</text:p>
          </table:table-cell>
          <table:table-cell office:value-type="string" calcext:value-type="string">
            <text:p>RandGenome:</text:p>
          </table:table-cell>
          <table:table-cell office:value-type="float" office:value="-3933" calcext:value-type="float">
            <text:p>-393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59395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25953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70636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9164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Suffocation .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Temp Discomfort: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#0.5Fruit:</text:p>
          </table:table-cell>
          <table:table-cell office:value-type="float" office:value="9424" calcext:value-type="float">
            <text:p>9424</text:p>
          </table:table-cell>
          <table:table-cell office:value-type="string" calcext:value-type="string">
            <text:p>RandGenome:</text:p>
          </table:table-cell>
          <table:table-cell office:value-type="float" office:value="-5596" calcext:value-type="float">
            <text:p>-5596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99634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20726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935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24924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LackOf Oxygen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#0.5Fruit:</text:p>
          </table:table-cell>
          <table:table-cell office:value-type="float" office:value="9491" calcext:value-type="float">
            <text:p>9491</text:p>
          </table:table-cell>
          <table:table-cell office:value-type="string" calcext:value-type="string">
            <text:p>RandGenome: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709957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634318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9997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6007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Herbi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#0.5Fruit:</text:p>
          </table:table-cell>
          <table:table-cell office:value-type="float" office:value="9553" calcext:value-type="float">
            <text:p>9553</text:p>
          </table:table-cell>
          <table:table-cell office:value-type="string" calcext:value-type="string">
            <text:p>RandGenome: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7010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6834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87127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34102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Hazard: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0.75Plant: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#0.5Fruit:</text:p>
          </table:table-cell>
          <table:table-cell office:value-type="float" office:value="9607" calcext:value-type="float">
            <text:p>9607</text:p>
          </table:table-cell>
          <table:table-cell office:value-type="string" calcext:value-type="string">
            <text:p>RandGenome:</text:p>
          </table:table-cell>
          <table:table-cell office:value-type="float" office:value="-5308" calcext:value-type="float">
            <text:p>-5308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70559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40133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2833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35448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Aqua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0.75Plant: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#0.5Fruit:</text:p>
          </table:table-cell>
          <table:table-cell office:value-type="float" office:value="9654" calcext:value-type="float">
            <text:p>9654</text:p>
          </table:table-cell>
          <table:table-cell office:value-type="string" calcext:value-type="string">
            <text:p>RandGenome: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55148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83918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48417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Terra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#0.5Fruit:</text:p>
          </table:table-cell>
          <table:table-cell office:value-type="float" office:value="9733" calcext:value-type="float">
            <text:p>9733</text:p>
          </table:table-cell>
          <table:table-cell office:value-type="string" calcext:value-type="string">
            <text:p>RandGenome: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97729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50294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513053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8467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Suffocation .: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Herbi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Terra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#0.5Fruit: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RandGenome:</text:p>
          </table:table-cell>
          <table:table-cell office:value-type="float" office:value="-5064" calcext:value-type="float">
            <text:p>-506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30131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7852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832226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3303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Hazar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Excessive Generosity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#0.5Fruit:</text:p>
          </table:table-cell>
          <table:table-cell office:value-type="float" office:value="9893" calcext:value-type="float">
            <text:p>9893</text:p>
          </table:table-cell>
          <table:table-cell office:value-type="string" calcext:value-type="string">
            <text:p>RandGenome:</text:p>
          </table:table-cell>
          <table:table-cell office:value-type="float" office:value="-4345" calcext:value-type="float">
            <text:p>-4345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42494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8447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42693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484012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ed by Suffocation .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a Murder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4803" calcext:value-type="float">
            <text:p>4803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#0.5Fruit:</text:p>
          </table:table-cell>
          <table:table-cell office:value-type="float" office:value="9972" calcext:value-type="float">
            <text:p>9972</text:p>
          </table:table-cell>
          <table:table-cell office:value-type="string" calcext:value-type="string">
            <text:p>RandGenome:</text:p>
          </table:table-cell>
          <table:table-cell office:value-type="float" office:value="-329" calcext:value-type="float">
            <text:p>-329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0872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99671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9999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Temp Discomfor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Aqua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#0.5Fruit:</text:p>
          </table:table-cell>
          <table:table-cell office:value-type="float" office:value="10034" calcext:value-type="float">
            <text:p>10034</text:p>
          </table:table-cell>
          <table:table-cell office:value-type="string" calcext:value-type="string">
            <text:p>RandGenome:</text:p>
          </table:table-cell>
          <table:table-cell office:value-type="float" office:value="-1532" calcext:value-type="float">
            <text:p>-153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33046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56041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4047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54315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Suffocation .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 by Temp Discomfort: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Herbi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Frug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Carn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#0.5Fruit: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RandGenome:</text:p>
          </table:table-cell>
          <table:table-cell office:value-type="float" office:value="-3222" calcext:value-type="float">
            <text:p>-322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10616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270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961915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57379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Suffocation .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Herbi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Frug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0.75Plant: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#0.5Fruit: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RandGenome: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00694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12460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7224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a Hazard: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Frugi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Carn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#0.5Fruit: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RandGenome:</text:p>
          </table:table-cell>
          <table:table-cell office:value-type="float" office:value="-3222" calcext:value-type="float">
            <text:p>-322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9445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446310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816748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Units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Herbi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Frugi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arni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Terra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0.75Plant: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#0.5Fruit: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RandGenome: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676705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139871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Temp Discomfor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a Hazar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Suffocation .: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Unit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Carn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0.75Plant: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#0.5Fruit: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RandGenome: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51940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353822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61774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28541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ed by Temp Discomfor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 by a Hazard: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0.75Plant: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#0.5Fruit:</text:p>
          </table:table-cell>
          <table:table-cell office:value-type="float" office:value="10464" calcext:value-type="float">
            <text:p>10464</text:p>
          </table:table-cell>
          <table:table-cell office:value-type="string" calcext:value-type="string">
            <text:p>RandGenome: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37837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131375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997209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Temp Discomfor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Frug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Aqua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.75Plant:</text:p>
          </table:table-cell>
          <table:table-cell office:value-type="float" office:value="5528" calcext:value-type="float">
            <text:p>5528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#0.5Fruit:</text:p>
          </table:table-cell>
          <table:table-cell office:value-type="float" office:value="10531" calcext:value-type="float">
            <text:p>10531</text:p>
          </table:table-cell>
          <table:table-cell office:value-type="string" calcext:value-type="string">
            <text:p>RandGenome: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499170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763098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070474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a Hazar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lled by Temp Discomfor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ed by Suffocation .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Unit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Herb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Frugi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arni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Terra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Aqua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Hybrid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Spikes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0.75Plant:</text:p>
          </table:table-cell>
          <table:table-cell office:value-type="float" office:value="5667" calcext:value-type="float">
            <text:p>5667</text:p>
          </table:table-cell>
          <table:table-cell office:value-type="string" calcext:value-type="string">
            <text:p>#0.5Me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.5Hazard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#0.5Fruit:</text:p>
          </table:table-cell>
          <table:table-cell office:value-type="float" office:value="10583" calcext:value-type="float">
            <text:p>10583</text:p>
          </table:table-cell>
          <table:table-cell office:value-type="string" calcext:value-type="string">
            <text:p>RandGenome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RandSee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Metabolism:</text:p>
          </table:table-cell>
          <table:table-cell office:value-type="string" calcext:value-type="string">
            <text:p>0.264606</text:p>
          </table:table-cell>
          <table:table-cell office:value-type="string" calcext:value-type="string">
            <text:p>RandColorR:</text:p>
          </table:table-cell>
          <table:table-cell office:value-type="string" calcext:value-type="string">
            <text:p>0.047763</text:p>
          </table:table-cell>
          <table:table-cell office:value-type="string" calcext:value-type="string">
            <text:p>RandColorG:</text:p>
          </table:table-cell>
          <table:table-cell office:value-type="string" calcext:value-type="string">
            <text:p>0.005304</text:p>
          </table:table-cell>
          <table:table-cell office:value-type="string" calcext:value-type="string">
            <text:p>RandColorB:</text:p>
          </table:table-cell>
          <table:table-cell office:value-type="string" calcext:value-type="string">
            <text:p>0.392863</text:p>
          </table:table-cell>
          <table:table-cell office:value-type="string" calcext:value-type="string">
            <text:p>TopH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FGe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C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LGe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AGe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eaths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ATHLOG:</text:p>
          </table:table-cell>
          <table:table-cell office:value-type="string" calcext:value-type="string">
            <text:p>Killed by Suffocation .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ed by Temp Discomfor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ed by a Haza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ed by Natural Caus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495.61mm" svg:height="89.99mm" svg:x="0mm" svg:y="1.26mm">
            <loext:p draw:notify-on-update-of-ranges="report_2.D1:report_2.D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99.46mm" svg:height="89.99mm" svg:x="0mm" svg:y="96.16mm">
            <loext:p draw:notify-on-update-of-ranges="report_2.F1:report_2.F68 report_2.H1:report_2.H68 report_2.J1:report_2.J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97.81mm" svg:height="89.99mm" svg:x="0mm" svg:y="189.66mm">
            <loext:p draw:notify-on-update-of-ranges="report_2.T1:report_2.T68 report_2.V1:report_2.V68 report_2.X1:report_2.X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20:49:22.682644636</dc:date>
    <meta:editing-duration>PT3M25S</meta:editing-duration>
    <meta:editing-cycles>1</meta:editing-cycles>
    <meta:document-statistic meta:table-count="2" meta:cell-count="5718" meta:object-count="3"/>
    <meta:generator>LibreOffice/5.2.6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562cm" svg:height="9cm" xlink:href=".." xlink:type="simple" chart:class="chart:line" chart:style-name="ch1">
        <chart:legend chart:legend-position="end" svg:x="46.71cm" svg:y="4.201cm" style:legend-expansion="high" chart:style-name="ch2"/>
        <chart:plot-area chart:style-name="ch3" table:cell-range-address="report_2.D1:report_2.D66" svg:x="0.991cm" svg:y="0.18cm" svg:width="44.728cm" svg:height="8.64cm">
          <chartooo:coordinate-region svg:x="1.612cm" svg:y="0.379cm" svg:width="43.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.D1:report_2.D66" chart:class="chart:line">
            <chart:data-point chart:repeated="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report_2.D1:report_2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947cm" svg:height="9cm" xlink:href=".." xlink:type="simple" chart:class="chart:area" chart:style-name="ch1">
        <chart:legend chart:legend-position="end" svg:x="47.684cm" svg:y="3.703cm" style:legend-expansion="high" chart:style-name="ch2"/>
        <chart:plot-area chart:style-name="ch3" table:cell-range-address="report_2.F1:report_2.F68 report_2.H1:report_2.H68 report_2.J1:report_2.J68" svg:x="0.998cm" svg:y="0.18cm" svg:width="45.688cm" svg:height="8.64cm">
          <chartooo:coordinate-region svg:x="1.619cm" svg:y="0.379cm" svg:width="44.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.F1:report_2.F68" chart:class="chart:area">
            <chart:data-point chart:repeated="68"/>
          </chart:series>
          <chart:series chart:style-name="ch7" chart:values-cell-range-address="report_2.H1:report_2.H68" chart:class="chart:area">
            <chart:data-point chart:repeated="68"/>
          </chart:series>
          <chart:series chart:style-name="ch8" chart:values-cell-range-address="report_2.J1:report_2.J68" chart:class="chart:area"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report_2.F1:report_2.F68</svg:desc>
                </draw:g>
              </table:table-cell>
              <table:table-cell office:value-type="float" office:value="6">
                <text:p>6</text:p>
                <draw:g>
                  <svg:desc>report_2.H1:report_2.H68</svg:desc>
                </draw:g>
              </table:table-cell>
              <table:table-cell office:value-type="float" office:value="3">
                <text:p>3</text:p>
                <draw:g>
                  <svg:desc>report_2.J1:report_2.J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782cm" svg:height="9cm" xlink:href=".." xlink:type="simple" chart:class="chart:line" chart:style-name="ch1">
        <chart:legend chart:legend-position="end" svg:x="46.93cm" svg:y="3.703cm" style:legend-expansion="high" chart:style-name="ch2"/>
        <chart:plot-area chart:style-name="ch3" table:cell-range-address="report_2.T1:report_2.T68 report_2.V1:report_2.V68 report_2.X1:report_2.X68" svg:x="0.995cm" svg:y="0.18cm" svg:width="44.94cm" svg:height="8.64cm">
          <chartooo:coordinate-region svg:x="1.987cm" svg:y="0.379cm" svg:width="43.7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.T1:report_2.T68" chart:class="chart:line">
            <chart:data-point chart:repeated="68"/>
          </chart:series>
          <chart:series chart:style-name="ch7" chart:values-cell-range-address="report_2.V1:report_2.V68" chart:class="chart:line">
            <chart:data-point chart:repeated="68"/>
          </chart:series>
          <chart:series chart:style-name="ch8" chart:values-cell-range-address="report_2.X1:report_2.X68" chart:class="chart:line"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9">
                <text:p>1059</text:p>
                <draw:g>
                  <svg:desc>report_2.T1:report_2.T68</svg:desc>
                </draw:g>
              </table:table-cell>
              <table:table-cell office:value-type="float" office:value="0">
                <text:p>0</text:p>
                <draw:g>
                  <svg:desc>report_2.V1:report_2.V68</svg:desc>
                </draw:g>
              </table:table-cell>
              <table:table-cell office:value-type="float" office:value="4">
                <text:p>4</text:p>
                <draw:g>
                  <svg:desc>report_2.X1:report_2.X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5">
                <text:p>202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7">
                <text:p>202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2">
                <text:p>203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7">
                <text:p>20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3">
                <text:p>2043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6">
                <text:p>2046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9">
                <text:p>2049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5">
                <text:p>2055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9">
                <text:p>2059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2">
                <text:p>2062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7">
                <text:p>2067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71">
                <text:p>2071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78">
                <text:p>2078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6">
                <text:p>20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92">
                <text:p>2092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1">
                <text:p>2101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0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23">
                <text:p>2123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36">
                <text:p>2136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47">
                <text:p>2147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7">
                <text:p>2167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5">
                <text:p>218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94">
                <text:p>219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2">
                <text:p>2192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94">
                <text:p>2194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5">
                <text:p>220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22">
                <text:p>222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1">
                <text:p>2251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7">
                <text:p>2257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75">
                <text:p>2275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1">
                <text:p>2291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26">
                <text:p>2326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43">
                <text:p>2343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72">
                <text:p>2372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91">
                <text:p>2391</text:p>
              </table:table-cell>
              <table:table-cell office:value-type="float" office:value="1">
                <text:p>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9">
                <text:p>2409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34">
                <text:p>2434</text:p>
              </table:table-cell>
              <table:table-cell office:value-type="float" office:value="1">
                <text:p>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5">
                <text:p>2455</text:p>
              </table:table-cell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0">
                <text:p>2490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16">
                <text:p>2516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8">
                <text:p>2558</text:p>
              </table:table-cell>
              <table:table-cell office:value-type="float" office:value="1">
                <text:p>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84">
                <text:p>2584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36">
                <text:p>2636</text:p>
              </table:table-cell>
              <table:table-cell office:value-type="float" office:value="1">
                <text:p>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1">
                <text:p>2661</text:p>
              </table:table-cell>
              <table:table-cell office:value-type="float" office:value="1">
                <text:p>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8">
                <text:p>2708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2">
                <text:p>2752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92">
                <text:p>2792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5">
                <text:p>2855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23">
                <text:p>2923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7">
                <text:p>3007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89">
                <text:p>3089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75">
                <text:p>3175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48">
                <text:p>324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0">
                <text:p>332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50">
                <text:p>3450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24">
                <text:p>3524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2">
                <text:p>3602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